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d45b4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d45b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َسَد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تَبَّتْ يَدَآ أَبِى لَهَبٍ وَتَبَّؐ </text:span><text:span text:style-name="T3">(1)</text:span><text:span text:style-name="T2"> مَآ أَغْنۭيٰ عَنْهُ مَالُهُ„ وَمَا كَسَبَؐ </text:span><text:span text:style-name="T3">(2)</text:span><text:span text:style-name="T2"> سَيَصْلَــيٰ نَاراً ذَاتَ لَهَبٍ </text:span><text:span text:style-name="T3">(3)</text:span><text:span text:style-name="T2"> وَامْرَأَتُهُؐ, حَمَّالَةُ </text:span><text:span text:style-name="T5">۴</text:span><text:span text:style-name="T2">لْحَطَبِ </text:span><text:span text:style-name="T3">(4)</text:span><text:span text:style-name="T2"> فِى جِيدِهَا حَبْلٌ مِّن مَّسَدٍ </text:span><text:span text:style-name="T3">(5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1:29.116111977</meta:creation-date>
    <dc:date>2025-03-03T14:51:35.891612209</dc:date>
    <meta:editing-duration>PT9S</meta:editing-duration>
    <meta:editing-cycles>1</meta:editing-cycles>
    <meta:document-statistic meta:table-count="0" meta:image-count="0" meta:object-count="0" meta:page-count="1" meta:paragraph-count="2" meta:word-count="34" meta:character-count="163" meta:non-whitespace-character-count="131"/>
    <meta:generator>LibreOffice/24.8.2.1$Linux_X86_64 LibreOffice_project/0f794b6e29741098670a3b95d60478a65d05ef13</meta:generator>
  </office:meta>
</office:document-meta>
</file>